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E0000021824E9FE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5ee04" officeooo:paragraph-rsid="0015e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i eu sou o Pedro Henrique do 1A </text:p>
      <text:p text:style-name="P1"/>
      <text:section text:style-name="Sect1" text:name="Seção1" text:protected="true">
        <text:section-source xlink:href="../../Downloads/gettyimages-963682404.avif"/>
        <text:p text:style-name="Text_20_body"/>
      </text:section>
      <text:section text:style-name="Sect1" text:name="Seção2" text:protected="true">
        <text:section-source xlink:href="../../Downloads/gettyimages-963682404.avif"/>
        <text:p text:style-name="Text_20_body"/>
      </text:section>
      <text:section text:style-name="Sect1" text:name="Seção3" text:protected="true">
        <text:section-source xlink:href="../../Downloads/gettyimages-963682404.avif"/>
        <text:p text:style-name="Text_20_body"/>
      </text:section>
      <text:p text:style-name="P1"><draw:frame draw:style-name="fr1" draw:name="Figura1" text:anchor-type="char" svg:x="-1.122cm" svg:y="0cm" svg:width="7.228cm" svg:height="5.166cm" draw:z-index="0"><draw:image xlink:href="Pictures/10000000000002EE0000021824E9FE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3:38.132039199</meta:creation-date>
    <dc:date>2025-08-13T10:45:58.221519258</dc:date>
    <meta:editing-duration>PT12M20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8" meta:character-count="33" meta:non-whitespace-character-count="25"/>
  </office:meta>
</office:document-meta>
</file>